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69cm" fo:min-width="0.326cm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339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1.274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objectwithoutfill">
      <style:graphic-properties svg:stroke-color="#000000" draw:marker-end="Arrow" draw:marker-end-width="0.3cm" svg:stroke-opacity="70%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68cm" fo:min-width="0.578cm"/>
    </style:style>
    <style:style style:name="gr9" style:family="graphic" style:parent-style-name="standard">
      <style:graphic-properties svg:stroke-color="#3465a4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3465a4" draw:fill-color="#ffffff" draw:textarea-horizontal-align="justify" draw:textarea-vertical-align="middle" draw:auto-grow-height="false" fo:min-height="0.562cm" fo:min-width="0.053cm" draw:shadow="hidden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39cm" fo:min-width="0.511cm"/>
    </style:style>
    <style:style style:name="P1" style:family="paragraph">
      <loext:graphic-properties draw:fill-color="#ffffff"/>
      <style:paragraph-properties fo:text-align="center"/>
      <style:text-properties style:font-name="Nunito" fo:font-size="14pt"/>
    </style:style>
    <style:style style:name="P2" style:family="paragraph">
      <loext:graphic-properties draw:fill="none"/>
      <style:paragraph-properties fo:text-align="center"/>
      <style:text-properties style:font-name="Nunito" fo:font-size="14pt"/>
    </style:style>
    <style:style style:name="P3" style:family="paragraph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>
      <loext:graphic-properties draw:fill="none" draw:fill-color="#ffffff"/>
      <style:text-properties style:font-name="Nunito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>
      <loext:graphic-properties draw:fill="none" draw:fill-color="#ffffff"/>
      <style:text-properties style:font-name="Nunito" fo:font-size="14pt" style:font-size-asian="12pt" style:font-size-complex="12pt"/>
    </style:style>
    <style:style style:name="P6" style:family="paragraph">
      <loext:graphic-properties draw:fill="none" draw:fill-color="#ffffff"/>
      <style:text-properties style:font-name="Nunito" fo:font-size="14pt" fo:font-weight="bold" style:font-weight-asian="bold" style:font-weight-complex="bold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style:font-name="Nunito" fo:font-size="15pt" style:font-size-asian="15pt" style:font-size-complex="15pt"/>
    </style:style>
    <style:style style:name="T1" style:family="text">
      <style:text-properties style:font-name="Nunito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style:font-name="Nunito" fo:font-size="14pt" style:font-size-asian="12pt" style:font-size-complex="12pt"/>
    </style:style>
    <style:style style:name="T3" style:family="text">
      <style:text-properties style:font-name="Nunito" fo:font-size="14pt" fo:font-weight="bold" style:font-size-asian="12pt" style:font-weight-asian="bold" style:font-size-complex="12pt" style:font-weight-complex="bold"/>
    </style:style>
    <style:style style:name="T4" style:family="text">
      <style:text-properties style:font-name="Nunito" fo:font-size="14pt" fo:font-weight="bold" style:font-weight-asian="bold" style:font-weight-complex="bold"/>
    </style:style>
    <style:style style:name="T5" style:family="text">
      <style:text-properties style:font-name="Nunit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68cm" svg:height="1.157cm" svg:x="8.496cm" svg:y="2.18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path draw:style-name="gr2" draw:text-style-name="P2" draw:layer="layout" svg:width="0.634cm" svg:height="1.441cm" draw:transform="skewX (0.0869173967493176) rotate (-2.87630260728665) translate (8.88286683615811cm 3.81558790209636cm)" svg:viewBox="0 0 635 1442" svg:d="M0 1442c51-3 104 1 153-24 72-38 136-97 188-167 40-55 82-111 102-183 17-62 23-128 39-190 18-68-2-139-7-207-6-81-12-161-18-243-5-73 16-140 25-209s47-128 87-177l52-40 14-2">
          <text:p/>
        </draw:path>
        <draw:path draw:style-name="gr2" draw:text-style-name="P2" draw:layer="layout" svg:width="0.4cm" svg:height="1.692cm" draw:transform="skewX (0.0115191730631626) rotate (0.11693705988362) translate (9.49476019313305cm 2.35207172995781cm)" svg:viewBox="0 0 401 1693" svg:d="M0 0c65 2 131 5 194 29 79 30 95 120 143 179 51 65 57 153 62 234 4 82 3 168-26 243-24 65-28 132-52 195-27 73-39 151-79 218-37 62-51 135-59 207-8 77 19 152 51 220l36 69 49 70 27 29">
          <text:p/>
        </draw:path>
        <draw:path draw:style-name="gr2" draw:text-style-name="P2" draw:layer="layout" svg:width="2.021cm" svg:height="0.819cm" draw:transform="rotate (1.5707963267949) translate (8.112cm 4.002cm)" svg:viewBox="0 0 2022 820" svg:d="M1798 817c102 23 158-83 200-153 38-65 28-138-7-191-45-68-114-125-193-154-80-29-164-49-251-61-79-11-159-19-238-24-67-5-139-4-200 24-67 30-139 52-213 61-78 10-155-17-226-43-78-28-153-67-232-98-70-27-143-47-206-86-76-47-164-34-232-92">
          <text:p/>
        </draw:path>
        <draw:path draw:style-name="gr2" draw:text-style-name="P2" draw:layer="layout" svg:width="1.923cm" svg:height="1.27cm" draw:transform="skewX (0.028623399732707) rotate (1.2634438455187) translate (8.55247853618823cm 3.59138957755358cm)" svg:viewBox="0 0 1924 1271" svg:d="M1469 0c115 0 164 105 254 147 88 40 125 132 178 203 51 68 9 155-59 200-67 46-141 57-209 100-56 36-124 56-188 80-75 28-154 52-231 74-92 26-155 101-201 181s-50 178-128 237c-60 45-141 62-223 39-89-24-175-56-266-65-79-8-164-27-242 6l-116 37-38 6">
          <text:p/>
        </draw:path>
        <draw:frame draw:style-name="gr3" draw:text-style-name="P4" draw:layer="layout" svg:width="2.159cm" svg:height="1.589cm" svg:x="8.239cm" svg:y="1cm">
          <draw:text-box>
            <text:p text:style-name="P3"><text:span text:style-name="T1">Alice</text:span></text:p>
          </draw:text-box>
        </draw:frame>
        <draw:frame draw:style-name="gr4" draw:text-style-name="P5" draw:layer="layout" svg:width="6.096cm" svg:height="1.673cm" svg:x="0.873cm" svg:y="2.121cm">
          <draw:text-box>
            <text:p><text:span text:style-name="T2">conhece a chave </text:span><text:span text:style-name="T3">K</text:span></text:p>
          </draw:text-box>
        </draw:frame>
        <draw:frame draw:style-name="gr5" draw:text-style-name="P5" draw:layer="layout" svg:width="7.874cm" svg:height="1.524cm" svg:x="13.086cm" svg:y="2.016cm">
          <draw:text-box>
            <text:p><text:span text:style-name="T2">recebe </text:span><text:span text:style-name="T3">E(M, K)</text:span></text:p>
          </draw:text-box>
        </draw:frame>
        <draw:frame draw:style-name="gr6" draw:text-style-name="P5" draw:layer="layout" svg:width="9.906cm" svg:height="2.384cm" svg:x="0.873cm" svg:y="3.95cm">
          <draw:text-box>
            <text:p><text:span text:style-name="T2">encripta </text:span><text:span text:style-name="T3">M</text:span><text:span text:style-name="T2"> a partir do algoritmo </text:span><text:span text:style-name="T3">E</text:span><text:span text:style-name="T2">,</text:span></text:p>
            <text:p><text:span text:style-name="T2">utilizando </text:span><text:span text:style-name="T3">K</text:span></text:p>
          </draw:text-box>
        </draw:frame>
        <draw:frame draw:style-name="gr6" draw:text-style-name="P5" draw:layer="layout" svg:width="10.541cm" svg:height="2.384cm" svg:x="12.938cm" svg:y="3.921cm">
          <draw:text-box>
            <text:p><text:span text:style-name="T2">decripta </text:span><text:span text:style-name="T3">E(M, K)</text:span><text:span text:style-name="T2"> a partir </text:span></text:p>
            <text:p><text:span text:style-name="T2">do algoritmo </text:span><text:span text:style-name="T3">D </text:span><text:span text:style-name="T2">e da chave </text:span><text:span text:style-name="T3">K</text:span><text:span text:style-name="T2">,</text:span></text:p>
            <text:p><text:span text:style-name="T2">obtendo </text:span><text:span text:style-name="T3">M</text:span></text:p>
          </draw:text-box>
        </draw:frame>
        <draw:frame draw:style-name="gr4" draw:text-style-name="P6" draw:layer="layout" svg:width="6.096cm" svg:height="1.673cm" svg:x="1.508cm" svg:y="7.836cm">
          <draw:text-box>
            <text:p><text:span text:style-name="T4">E(M, K)</text:span></text:p>
          </draw:text-box>
        </draw:frame>
        <draw:line draw:style-name="gr7" draw:text-style-name="P2" draw:layer="layout" svg:x1="4.175cm" svg:y1="8.112cm" svg:x2="13.192cm" svg:y2="2.651cm">
          <text:p/>
        </draw:line>
        <draw:frame draw:style-name="gr4" draw:text-style-name="P5" draw:layer="layout" svg:width="6.096cm" svg:height="1.673cm" svg:x="13.065cm" svg:y="2.905cm">
          <draw:text-box>
            <text:p><text:span text:style-name="T2">conhece a chave </text:span><text:span text:style-name="T3">K</text:span></text:p>
          </draw:text-box>
        </draw:frame>
        <draw:frame draw:style-name="gr4" draw:text-style-name="P5" draw:layer="layout" svg:width="7.112cm" svg:height="1.673cm" svg:x="0.873cm" svg:y="3.032cm">
          <draw:text-box>
            <text:p><text:span text:style-name="T2">quer enviar mensagem </text:span><text:span text:style-name="T3">M</text:span></text:p>
          </draw:text-box>
        </draw:frame>
        <draw:custom-shape draw:style-name="gr8" draw:text-style-name="P1" draw:layer="layout" svg:width="1.524cm" svg:height="1.44cm" svg:x="7.554cm" svg:y="10.05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544cm" svg:height="0.722cm" draw:transform="skewX (-0.00139626340159548) rotate (-0.273318560862312) translate (8.554cm 9.466cm)">
          <text:p/>
          <draw:enhanced-geometry svg:viewBox="0 0 21600 21600" draw:glue-points="?f0 0 ?f1 10800 0 21600 10800 21600 21600 21600 ?f7 10800" draw:text-areas="?f1 10800 ?f2 18000 ?f3 7200 ?f4 21600" draw:type="isosceles-triangle" draw:modifiers="14232.76283618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552cm" svg:height="0.812cm" draw:transform="rotate (-0.273318560862312) translate (7.691cm 9.38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4232.76283618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7.978cm" svg:y1="10.313cm" svg:x2="8.232cm" svg:y2="10.398cm">
          <text:p/>
        </draw:line>
        <draw:line draw:style-name="gr2" draw:text-style-name="P2" draw:layer="layout" svg:x1="8.401cm" svg:y1="10.398cm" svg:x2="8.655cm" svg:y2="10.313cm">
          <text:p/>
        </draw:line>
        <draw:frame draw:style-name="gr11" draw:text-style-name="P8" draw:layer="layout" svg:width="1.61cm" svg:height="0.962cm" svg:x="7.607cm" svg:y="8.674cm">
          <draw:text-box>
            <text:p text:style-name="P7"><text:span text:style-name="T5">Eve</text:span></text:p>
          </draw:text-box>
        </draw:frame>
        <draw:line draw:style-name="gr2" draw:text-style-name="P2" draw:layer="layout" svg:x1="6.942cm" svg:y1="10.102cm" svg:x2="6.942cm" svg:y2="11.795cm">
          <text:p/>
        </draw:line>
        <draw:path draw:style-name="gr2" draw:text-style-name="P2" draw:layer="layout" svg:width="0.82cm" svg:height="0.996cm" draw:transform="skewX (0.0027925268031909) rotate (-1.81863308057809) translate (7.515859144048cm 9.43820261735698cm)" svg:viewBox="0 0 821 997" svg:d="M253 997c71-2 142-20 213-28 76-8 128-70 175-128 57-71 76-155 116-231 38-72 71-152 63-237-7-82-72-144-137-180-76-44-154-85-237-116-76-27-154-101-239-69-63 23-148 8-180 84l-27 20">
          <text:p/>
        </draw:path>
        <draw:path draw:style-name="gr2" draw:text-style-name="P2" draw:layer="layout" svg:width="0.679cm" svg:height="0.012cm" draw:transform="rotate (-1.5707963267949) translate (6.955cm 9.42433333333333cm)" svg:viewBox="0 0 680 13" svg:d="M0 0c79 3 159 15 239 13 66-2 134 0 202 0 73 0 146 0 220 0h19">
          <text:p/>
        </draw:path>
        <draw:frame draw:style-name="gr4" draw:text-style-name="P5" draw:layer="layout" svg:width="6.096cm" svg:height="1.673cm" svg:x="10.16cm" svg:y="9.001cm">
          <draw:text-box>
            <text:p><text:span text:style-name="T2">intercepta </text:span><text:span text:style-name="T3">E(M, K)</text:span></text:p>
          </draw:text-box>
        </draw:frame>
        <draw:frame draw:style-name="gr6" draw:text-style-name="P5" draw:layer="layout" svg:width="8.636cm" svg:height="2.384cm" svg:x="10.144cm" svg:y="9.919cm">
          <draw:text-box>
            <text:p><text:span text:style-name="T2">não possui a chave </text:span><text:span text:style-name="T3">K</text:span><text:span text:style-name="T2"> e, então,</text:span></text:p>
            <text:p><text:span text:style-name="T2">não decripta </text:span><text:span text:style-name="T3">E(M, K)</text:span></text:p>
          </draw:text-box>
        </draw:frame>
        <draw:line draw:style-name="gr7" draw:text-style-name="P2" draw:layer="layout" svg:x1="9.382cm" svg:y1="9.128cm" svg:x2="9.382cm" svg:y2="5.318cm">
          <text:p/>
        </draw:line>
        <draw:custom-shape draw:style-name="gr12" draw:text-style-name="P1" draw:layer="layout" svg:width="1.429cm" svg:height="1.397cm" svg:x="18.558cm" svg:y="2.39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1" draw:text-style-name="P8" draw:layer="layout" svg:width="1.746cm" svg:height="0.962cm" svg:x="18.558cm" svg:y="1.254cm">
          <draw:text-box>
            <text:p text:style-name="P7"><text:span text:style-name="T5">Bo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13.1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02:16:38.290323945</meta:creation-date>
    <dc:date>2018-09-08T03:45:02.947494760</dc:date>
    <meta:editing-duration>PT31M33S</meta:editing-duration>
    <meta:editing-cycles>19</meta:editing-cycles>
    <meta:generator>LibreOffice/6.1.0.3$Linux_X86_64 LibreOffice_project/10$Build-3</meta:generator>
    <meta:document-statistic meta:object-count="28"/>
  </office:meta>
</office:document-meta>
</file>